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5896in" style:rel-width="86%" fo:margin-left="0.5in" table:align="left" style:writing-mode="lr-tb"/>
    </style:style>
    <style:style style:name="Table2.A" style:family="table-column">
      <style:table-column-properties style:column-width="2.2181in" style:rel-column-width="3194*"/>
    </style:style>
    <style:style style:name="Table2.B" style:family="table-column">
      <style:table-column-properties style:column-width="3.3715in" style:rel-column-width="4855*"/>
    </style:style>
    <style:style style:name="Table2.1" style:family="table-row">
      <style:table-row-properties fo:keep-together="auto"/>
    </style:style>
    <style:style style:name="Table2.A1" style:family="table-cell">
      <style:table-cell-properties style:vertical-align="middle" style:border-line-width="0.0208in 0.0104in 0.0104in" fo:padding="0.0104in" fo:border="3pt double #c0c0c0" style:writing-mode="lr-tb"/>
    </style:style>
    <style:style style:name="Table2.A4" style:family="table-cell">
      <style:table-cell-properties style:vertical-align="middle" style:border-line-width-left="0.0208in 0.0104in 0.0104in" style:border-line-width-right="0.0208in 0.0104in 0.0104in" style:border-line-width-bottom="0.0208in 0.0104in 0.0104in" fo:padding="0.0104in" fo:border-left="3pt double #c0c0c0" fo:border-right="3pt double #c0c0c0" fo:border-top="none" fo:border-bottom="3pt double #c0c0c0" style:writing-mode="lr-tb"/>
    </style:style>
    <style:style style:name="P1" style:family="paragraph" style:parent-style-name="Contents_20_1">
      <style:paragraph-properties>
        <style:tab-stops>
          <style:tab-stop style:position="0.278in"/>
          <style:tab-stop style:position="6.4929in" style:type="right" style:leader-style="dotted" style:leader-text="."/>
        </style:tab-stops>
      </style:paragraph-properties>
    </style:style>
    <style:style style:name="P2" style:family="paragraph" style:parent-style-name="Contents_20_2">
      <style:paragraph-properties>
        <style:tab-stops>
          <style:tab-stop style:position="0.5555in"/>
          <style:tab-stop style:position="6.4929in" style:type="right" style:leader-style="dotted" style:leader-text="."/>
        </style:tab-stops>
      </style:paragraph-properties>
    </style:style>
    <style:style style:name="P3" style:family="paragraph" style:parent-style-name="Header">
      <style:text-properties style:font-name="Arial1" fo:font-size="12pt" fo:font-weight="bold" style:font-size-asian="12pt" style:font-weight-asian="bold" style:font-name-complex="Arial1"/>
    </style:style>
    <style:style style:name="P4" style:family="paragraph" style:parent-style-name="Heading">
      <style:paragraph-properties fo:text-align="end" style:justify-single-word="false"/>
    </style:style>
    <style:style style:name="P5" style:family="paragraph" style:parent-style-name="Heading">
      <style:paragraph-properties fo:text-align="end" style:justify-single-word="false"/>
      <style:text-properties fo:font-size="14pt" style:font-size-asian="14pt"/>
    </style:style>
    <style:style style:name="P6" style:family="paragraph" style:parent-style-name="Heading">
      <style:paragraph-properties fo:break-before="page"/>
    </style:style>
    <style:style style:name="P7" style:family="paragraph" style:parent-style-name="Heading">
      <style:paragraph-properties fo:margin-left="0in" fo:margin-right="0in" fo:text-indent="0in" style:auto-text-indent="false"/>
      <style:text-properties fo:font-size="12pt" fo:language="none" fo:country="none" fo:font-weight="normal" style:font-size-asian="12pt" style:language-asian="none" style:country-asian="none" style:font-weight-asian="normal" style:font-weight-complex="bold"/>
    </style:style>
    <style:style style:name="P8" style:family="paragraph" style:parent-style-name="Heading" style:master-page-name="Convert_20_1">
      <style:paragraph-properties style:page-number="auto"/>
    </style:style>
    <style:style style:name="P9" style:family="paragraph" style:parent-style-name="Heading">
      <style:paragraph-properties fo:break-before="page"/>
      <style:text-properties officeooo:rsid="0005ed9c" officeooo:paragraph-rsid="0005ed9c" fo:background-color="transparent"/>
    </style:style>
    <style:style style:name="P10" style:family="paragraph" style:parent-style-name="Heading_20_1" style:list-style-name="">
      <style:paragraph-properties fo:margin-left="0in" fo:margin-right="0in" fo:text-indent="0in" style:auto-text-indent="fals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style:snap-to-layout-grid="false"/>
    </style:style>
    <style:style style:name="P13" style:family="paragraph" style:parent-style-name="Standard">
      <style:paragraph-properties style:snap-to-layout-grid="false"/>
      <style:text-properties fo:font-size="12pt" style:font-size-asian="12pt" style:font-size-complex="12pt"/>
    </style:style>
    <style:style style:name="P14" style:family="paragraph" style:parent-style-name="Standard">
      <style:text-properties fo:font-size="12pt" style:font-size-asian="12pt"/>
    </style:style>
    <style:style style:name="P15"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6" style:family="paragraph" style:parent-style-name="Standard">
      <style:paragraph-properties style:snap-to-layout-grid="false"/>
      <style:text-properties style:font-size-complex="12pt"/>
    </style:style>
    <style:style style:name="P17" style:family="paragraph" style:parent-style-name="Standard">
      <style:paragraph-properties style:snap-to-layout-grid="false"/>
      <style:text-properties officeooo:rsid="0005ed9c" officeooo:paragraph-rsid="0005ed9c" style:font-size-complex="12pt"/>
    </style:style>
    <style:style style:name="P18" style:family="paragraph" style:parent-style-name="Standard">
      <style:paragraph-properties fo:text-align="end" style:justify-single-word="false"/>
    </style:style>
    <style:style style:name="P1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P20"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P21" style:family="paragraph" style:parent-style-name="Standard">
      <style:paragraph-properties fo:margin-left="0in" fo:margin-right="0.25in" fo:text-indent="0in" style:auto-text-indent="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4" style:family="paragraph" style:parent-style-name="Tabletext">
      <style:paragraph-properties fo:margin-top="0in" fo:margin-bottom="0.0835in" style:contextual-spacing="false" fo:text-align="center" style:justify-single-word="false"/>
      <style:text-properties fo:font-weight="bold" style:font-weight-asian="bold"/>
    </style:style>
    <style:style style:name="P25" style:family="paragraph" style:parent-style-name="Tabletext">
      <style:paragraph-properties fo:margin-top="0in" fo:margin-bottom="0.0835in" style:contextual-spacing="false"/>
    </style:style>
    <style:style style:name="P26" style:family="paragraph" style:parent-style-name="Tabletext">
      <style:paragraph-properties fo:margin-top="0in" fo:margin-bottom="0.0835in" style:contextual-spacing="false" fo:keep-together="always"/>
    </style:style>
    <style:style style:name="P27" style:family="paragraph" style:parent-style-name="Tabletext">
      <style:paragraph-properties fo:margin-top="0in" fo:margin-bottom="0.0835in" style:contextual-spacing="false" style:snap-to-layout-grid="false"/>
    </style:style>
    <style:style style:name="P28" style:family="paragraph" style:parent-style-name="Text_20_body" style:list-style-name="WW8Num5"/>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2.5626in" fo:margin-right="0in" fo:text-indent="-2.0626in" style:auto-text-indent="false">
        <style:tab-stops>
          <style:tab-stop style:position="2.6252in"/>
        </style:tab-stops>
      </style:paragraph-properties>
    </style:style>
    <style:style style:name="P31" style:family="paragraph" style:parent-style-name="Text_20_body">
      <style:paragraph-properties fo:margin-left="2.5626in" fo:margin-right="0in" fo:text-indent="-2.0626in" style:auto-text-indent="false"/>
    </style:style>
    <style:style style:name="P32" style:family="paragraph" style:parent-style-name="Text_20_body" style:list-style-name="WW8Num6"/>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WW8Num8">
      <style:text-properties fo:font-weight="bold" style:font-weight-asian="bold" style:font-weight-complex="bold"/>
    </style:style>
    <style:style style:name="P36" style:family="paragraph" style:parent-style-name="Text_20_body" style:list-style-name="WW8Num7">
      <style:text-properties fo:font-weight="bold" style:font-weight-asian="bold" style:font-weight-complex="bold"/>
    </style:style>
    <style:style style:name="P37" style:family="paragraph" style:parent-style-name="Text_20_body" style:list-style-name="WW8Num8"/>
    <style:style style:name="P38" style:family="paragraph" style:parent-style-name="Text_20_body" style:list-style-name="WW8Num7"/>
    <style:style style:name="P39" style:family="paragraph" style:parent-style-name="Text_20_body" style:list-style-name="WW8Num9"/>
    <style:style style:name="P40" style:family="paragraph" style:parent-style-name="Text_20_body" style:list-style-name="WW8Num2"/>
    <style:style style:name="P41" style:family="paragraph" style:parent-style-name="Text_20_body">
      <style:paragraph-properties fo:margin-top="0in" fo:margin-bottom="0.0835in" style:contextual-spacing="false"/>
    </style:style>
    <style:style style:name="P42" style:family="paragraph" style:parent-style-name="Text_20_body">
      <style:paragraph-properties fo:margin-top="0in" fo:margin-bottom="0in" style:contextual-spacing="false"/>
      <style:text-properties fo:font-style="italic" style:font-style-asian="italic" style:font-style-complex="italic"/>
    </style:style>
    <style:style style:name="P43" style:family="paragraph" style:parent-style-name="Text_20_body">
      <style:text-properties officeooo:rsid="0016523a" officeooo:paragraph-rsid="0016523a"/>
    </style:style>
    <style:style style:name="P44" style:family="paragraph" style:parent-style-name="Text_20_body">
      <style:text-properties officeooo:paragraph-rsid="00356b8a"/>
    </style:style>
    <style:style style:name="P45" style:family="paragraph" style:parent-style-name="Text_20_body">
      <style:text-properties officeooo:paragraph-rsid="00403a17"/>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403a17" style:font-weight-asian="bold" style:font-weight-complex="bold"/>
    </style:style>
    <style:style style:name="T5" style:family="text">
      <style:text-properties fo:language="none" fo:country="none" style:language-asian="none" style:country-asian="none"/>
    </style:style>
    <style:style style:name="T6" style:family="text">
      <style:text-properties fo:language="none" fo:country="none" style:language-asian="none" style:country-asian="none" style:font-weight-complex="bold"/>
    </style:style>
    <style:style style:name="T7" style:family="text">
      <style:text-properties fo:language="none" fo:country="none" style:language-asian="none" style:country-asian="none" style:font-weight-complex="normal"/>
    </style:style>
    <style:style style:name="T8" style:family="text">
      <style:text-properties fo:font-size="12pt" style:font-size-asian="12pt" style:font-size-complex="12pt"/>
    </style:style>
    <style:style style:name="T9" style:family="text">
      <style:text-properties fo:font-size="12pt" fo:language="none" fo:country="none" fo:font-weight="normal" style:font-size-asian="12pt" style:language-asian="none" style:country-asian="none" style:font-weight-asian="normal" style:font-weight-complex="normal"/>
    </style:style>
    <style:style style:name="T10" style:family="text">
      <style:text-properties fo:font-size="12pt" fo:language="none" fo:country="none" fo:font-style="normal" style:font-size-asian="12pt" style:language-asian="none" style:country-asian="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403a17"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text-underline-style="solid" style:text-underline-width="auto" style:text-underline-color="font-color"/>
    </style:style>
    <style:style style:name="T19" style:family="text">
      <style:text-properties style:font-name="Arial1" fo:font-size="12pt" fo:font-weight="bold" style:font-size-asian="12pt" style:font-weight-asian="bold" style:font-name-complex="Arial1"/>
    </style:style>
    <style:style style:name="T20" style:family="text">
      <style:text-properties style:font-name-asian="Symbol1" style:font-name-complex="Times New Roman"/>
    </style:style>
    <style:style style:name="T21" style:family="text">
      <style:text-properties officeooo:rsid="0008c20f"/>
    </style:style>
    <style:style style:name="T22" style:family="text">
      <style:text-properties officeooo:rsid="000a2039"/>
    </style:style>
    <style:style style:name="T23" style:family="text">
      <style:text-properties officeooo:rsid="000bc6fc"/>
    </style:style>
    <style:style style:name="T24" style:family="text">
      <style:text-properties officeooo:rsid="000f243b"/>
    </style:style>
    <style:style style:name="T25" style:family="text">
      <style:text-properties style:text-underline-style="none" officeooo:rsid="000fb666"/>
    </style:style>
    <style:style style:name="T26" style:family="text">
      <style:text-properties style:text-underline-style="none" officeooo:rsid="00107772"/>
    </style:style>
    <style:style style:name="T27" style:family="text">
      <style:text-properties style:text-underline-style="none" officeooo:rsid="00130db6"/>
    </style:style>
    <style:style style:name="T28" style:family="text">
      <style:text-properties style:text-underline-style="none" officeooo:rsid="00140324"/>
    </style:style>
    <style:style style:name="T29" style:family="text">
      <style:text-properties officeooo:rsid="00140324"/>
    </style:style>
    <style:style style:name="T30" style:family="text">
      <style:text-properties officeooo:rsid="00145fb5"/>
    </style:style>
    <style:style style:name="T31" style:family="text">
      <style:text-properties officeooo:rsid="00176a3b"/>
    </style:style>
    <style:style style:name="T32" style:family="text">
      <style:text-properties officeooo:rsid="001d2346"/>
    </style:style>
    <style:style style:name="T33" style:family="text">
      <style:text-properties officeooo:rsid="001dcf80"/>
    </style:style>
    <style:style style:name="T34" style:family="text">
      <style:text-properties officeooo:rsid="001eaf43"/>
    </style:style>
    <style:style style:name="T35" style:family="text">
      <style:text-properties officeooo:rsid="00249654"/>
    </style:style>
    <style:style style:name="T36" style:family="text">
      <style:text-properties officeooo:rsid="00260ed4"/>
    </style:style>
    <style:style style:name="T37" style:family="text">
      <style:text-properties officeooo:rsid="002861ac"/>
    </style:style>
    <style:style style:name="T38" style:family="text">
      <style:text-properties officeooo:rsid="002a5fe6"/>
    </style:style>
    <style:style style:name="T39" style:family="text">
      <style:text-properties officeooo:rsid="002def7f"/>
    </style:style>
    <style:style style:name="T40" style:family="text">
      <style:text-properties officeooo:rsid="002e1b73"/>
    </style:style>
    <style:style style:name="T41" style:family="text">
      <style:text-properties officeooo:rsid="002e8da0"/>
    </style:style>
    <style:style style:name="T42" style:family="text">
      <style:text-properties officeooo:rsid="002ef441"/>
    </style:style>
    <style:style style:name="T43" style:family="text">
      <style:text-properties officeooo:rsid="00305466"/>
    </style:style>
    <style:style style:name="T44" style:family="text">
      <style:text-properties officeooo:rsid="00316753"/>
    </style:style>
    <style:style style:name="T45"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rithmetic Expression Evaluator</text:p>
      <text:p text:style-name="P4">Software Development Plan<text:span text:style-name="T1"/></text:p>
      <text:p text:style-name="P5">Version &lt;1.0&gt;</text:p>
      <text:p text:style-name="Heading"/>
      <text:p text:style-name="Text_20_body"/>
      <text:p text:style-name="P8">Revision History<text:span text:style-name="T2"/></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24">Date</text:p>
          </table:table-cell>
          <table:table-cell table:style-name="Table1.A1" office:value-type="string">
            <text:p text:style-name="P24">Version</text:p>
          </table:table-cell>
          <table:table-cell table:style-name="Table1.A1" office:value-type="string">
            <text:p text:style-name="P24">Description</text:p>
          </table:table-cell>
          <table:table-cell table:style-name="Table1.A1" office:value-type="string">
            <text:p text:style-name="P24">Author</text:p>
          </table:table-cell>
        </table:table-row>
        <table:table-row table:style-name="Table1.1">
          <table:table-cell table:style-name="Table1.A1" office:value-type="string">
            <text:p text:style-name="P25">&lt;17/09/2023&gt;</text:p>
          </table:table-cell>
          <table:table-cell table:style-name="Table1.A1" office:value-type="string">
            <text:p text:style-name="P26">&lt;1.0&gt;</text:p>
          </table:table-cell>
          <table:table-cell table:style-name="Table1.A1" office:value-type="string">
            <text:p text:style-name="P25">Base iteration of document</text:p>
          </table:table-cell>
          <table:table-cell table:style-name="Table1.A1" office:value-type="string">
            <text:p text:style-name="P25">Jake Bernard</text:p>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
      <text:p text:style-name="Standard"/>
      <text:p text:style-name="P6"/>
      <text:p text:style-name="Heading">Table of Contents</text:p>
      <text:p text:style-name="Standard"/>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1132094" text:style-name="Index_20_Link" text:visited-style-name="Index_20_Link"><text:span text:style-name="Index_20_Link"><text:span text:style-name="T5">1.</text:span></text:span><text:span text:style-name="Index_20_Link"><text:span text:style-name="T9"><text:tab/></text:span></text:span><text:span text:style-name="Index_20_Link"><text:span text:style-name="T5">Introduction<text:tab/>4</text:span></text:span></text:a></text:p>
          <text:p text:style-name="P2"><text:a xlink:type="simple" xlink:href="#__RefHeading___Toc11132095" text:style-name="Index_20_Link" text:visited-style-name="Index_20_Link"><text:span text:style-name="Index_20_Link"><text:span text:style-name="T5">1.1</text:span></text:span><text:span text:style-name="Index_20_Link"><text:span text:style-name="T10"><text:tab/></text:span></text:span><text:span text:style-name="Index_20_Link"><text:span text:style-name="T5">Purpose<text:tab/>4</text:span></text:span></text:a></text:p>
          <text:p text:style-name="P2"><text:a xlink:type="simple" xlink:href="#__RefHeading___Toc11132096" text:style-name="Index_20_Link" text:visited-style-name="Index_20_Link"><text:span text:style-name="Index_20_Link"><text:span text:style-name="T5">1.2</text:span></text:span><text:span text:style-name="Index_20_Link"><text:span text:style-name="T10"><text:tab/></text:span></text:span><text:span text:style-name="Index_20_Link"><text:span text:style-name="T5">Scope<text:tab/>4</text:span></text:span></text:a></text:p>
          <text:p text:style-name="P2"><text:a xlink:type="simple" xlink:href="#__RefHeading___Toc11132097" text:style-name="Index_20_Link" text:visited-style-name="Index_20_Link"><text:span text:style-name="Index_20_Link"><text:span text:style-name="T5">1.3</text:span></text:span><text:span text:style-name="Index_20_Link"><text:span text:style-name="T10"><text:tab/></text:span></text:span><text:span text:style-name="Index_20_Link"><text:span text:style-name="T5">Definitions, Acronyms, and Abbreviations<text:tab/>4</text:span></text:span></text:a></text:p>
          <text:p text:style-name="P2"><text:a xlink:type="simple" xlink:href="#__RefHeading___Toc11132098" text:style-name="Index_20_Link" text:visited-style-name="Index_20_Link"><text:span text:style-name="Index_20_Link"><text:span text:style-name="T5">1.4</text:span></text:span><text:span text:style-name="Index_20_Link"><text:span text:style-name="T10"><text:tab/></text:span></text:span><text:span text:style-name="Index_20_Link"><text:span text:style-name="T5">References<text:tab/>4</text:span></text:span></text:a></text:p>
          <text:p text:style-name="P2"><text:a xlink:type="simple" xlink:href="#__RefHeading___Toc11132099" text:style-name="Index_20_Link" text:visited-style-name="Index_20_Link"><text:span text:style-name="Index_20_Link"><text:span text:style-name="T5">1.5</text:span></text:span><text:span text:style-name="Index_20_Link"><text:span text:style-name="T10"><text:tab/></text:span></text:span><text:span text:style-name="Index_20_Link"><text:span text:style-name="T5">Overview<text:tab/>5</text:span></text:span></text:a></text:p>
          <text:p text:style-name="P1"><text:a xlink:type="simple" xlink:href="#__RefHeading___Toc11132100" text:style-name="Index_20_Link" text:visited-style-name="Index_20_Link"><text:span text:style-name="Index_20_Link"><text:span text:style-name="T5">2.</text:span></text:span><text:span text:style-name="Index_20_Link"><text:span text:style-name="T9"><text:tab/></text:span></text:span><text:span text:style-name="Index_20_Link"><text:span text:style-name="T5">Project Overview<text:tab/>5</text:span></text:span></text:a></text:p>
          <text:p text:style-name="P2"><text:a xlink:type="simple" xlink:href="#__RefHeading___Toc11132101" text:style-name="Index_20_Link" text:visited-style-name="Index_20_Link"><text:span text:style-name="Index_20_Link"><text:span text:style-name="T5">2.1</text:span></text:span><text:span text:style-name="Index_20_Link"><text:span text:style-name="T10"><text:tab/></text:span></text:span><text:span text:style-name="Index_20_Link"><text:span text:style-name="T5">Project Purpose, Scope, and Objectives<text:tab/>5</text:span></text:span></text:a></text:p>
          <text:p text:style-name="P2"><text:a xlink:type="simple" xlink:href="#__RefHeading___Toc11132102" text:style-name="Index_20_Link" text:visited-style-name="Index_20_Link"><text:span text:style-name="Index_20_Link"><text:span text:style-name="T5">2.2</text:span></text:span><text:span text:style-name="Index_20_Link"><text:span text:style-name="T10"><text:tab/></text:span></text:span><text:span text:style-name="Index_20_Link"><text:span text:style-name="T5">Assumptions and Constraints<text:tab/>5</text:span></text:span></text:a></text:p>
          <text:p text:style-name="P2"><text:a xlink:type="simple" xlink:href="#__RefHeading___Toc11132103" text:style-name="Index_20_Link" text:visited-style-name="Index_20_Link"><text:span text:style-name="Index_20_Link"><text:span text:style-name="T5">2.3</text:span></text:span><text:span text:style-name="Index_20_Link"><text:span text:style-name="T10"><text:tab/></text:span></text:span><text:span text:style-name="Index_20_Link"><text:span text:style-name="T5">Project Deliverables<text:tab/>5</text:span></text:span></text:a></text:p>
          <text:p text:style-name="P2"><text:a xlink:type="simple" xlink:href="#__RefHeading___Toc11132104" text:style-name="Index_20_Link" text:visited-style-name="Index_20_Link"><text:span text:style-name="Index_20_Link"><text:span text:style-name="T5">2.4</text:span></text:span><text:span text:style-name="Index_20_Link"><text:span text:style-name="T10"><text:tab/></text:span></text:span><text:span text:style-name="Index_20_Link"><text:span text:style-name="T5">Evolution of the Software Development Plan<text:tab/>5</text:span></text:span></text:a></text:p>
          <text:p text:style-name="P1"><text:a xlink:type="simple" xlink:href="#__RefHeading___Toc11132105" text:style-name="Index_20_Link" text:visited-style-name="Index_20_Link"><text:span text:style-name="Index_20_Link"><text:span text:style-name="T5">3.</text:span></text:span><text:span text:style-name="Index_20_Link"><text:span text:style-name="T9"><text:tab/></text:span></text:span><text:span text:style-name="Index_20_Link"><text:span text:style-name="T5">Project Organization<text:tab/>5</text:span></text:span></text:a></text:p>
          <text:p text:style-name="P2"><text:a xlink:type="simple" xlink:href="#__RefHeading___Toc11132106" text:style-name="Index_20_Link" text:visited-style-name="Index_20_Link"><text:span text:style-name="Index_20_Link"><text:span text:style-name="T5">3.1</text:span></text:span><text:span text:style-name="Index_20_Link"><text:span text:style-name="T10"><text:tab/></text:span></text:span><text:span text:style-name="Index_20_Link"><text:span text:style-name="T5">Organizational Structure<text:tab/>5</text:span></text:span></text:a></text:p>
          <text:p text:style-name="P2"><text:a xlink:type="simple" xlink:href="#__RefHeading___Toc11132107" text:style-name="Index_20_Link" text:visited-style-name="Index_20_Link"><text:span text:style-name="Index_20_Link"><text:span text:style-name="T5">3.2</text:span></text:span><text:span text:style-name="Index_20_Link"><text:span text:style-name="T10"><text:tab/></text:span></text:span><text:span text:style-name="Index_20_Link"><text:span text:style-name="T5">External Interfaces<text:tab/>6</text:span></text:span></text:a></text:p>
          <text:p text:style-name="P2"><text:a xlink:type="simple" xlink:href="#__RefHeading___Toc11132108" text:style-name="Index_20_Link" text:visited-style-name="Index_20_Link"><text:span text:style-name="Index_20_Link"><text:span text:style-name="T5">3.3</text:span></text:span><text:span text:style-name="Index_20_Link"><text:span text:style-name="T10"><text:tab/></text:span></text:span><text:span text:style-name="Index_20_Link"><text:span text:style-name="T5">Roles and Responsibilities<text:tab/>6</text:span></text:span></text:a></text:p>
          <text:p text:style-name="P1"><text:a xlink:type="simple" xlink:href="#__RefHeading___Toc11132109" text:style-name="Index_20_Link" text:visited-style-name="Index_20_Link"><text:span text:style-name="Index_20_Link"><text:span text:style-name="T5">4.</text:span></text:span><text:span text:style-name="Index_20_Link"><text:span text:style-name="T9"><text:tab/></text:span></text:span><text:span text:style-name="Index_20_Link"><text:span text:style-name="T5">Management Process<text:tab/>6</text:span></text:span></text:a></text:p>
          <text:p text:style-name="P2"><text:a xlink:type="simple" xlink:href="#__RefHeading___Toc11132110" text:style-name="Index_20_Link" text:visited-style-name="Index_20_Link"><text:span text:style-name="Index_20_Link"><text:span text:style-name="T5">4.1</text:span></text:span><text:span text:style-name="Index_20_Link"><text:span text:style-name="T10"><text:tab/></text:span></text:span><text:span text:style-name="Index_20_Link"><text:span text:style-name="T5">Project Estimates<text:tab/>6</text:span></text:span></text:a></text:p>
          <text:p text:style-name="P2"><text:a xlink:type="simple" xlink:href="#__RefHeading___Toc11132111" text:style-name="Index_20_Link" text:visited-style-name="Index_20_Link"><text:span text:style-name="Index_20_Link"><text:span text:style-name="T5">4.2</text:span></text:span><text:span text:style-name="Index_20_Link"><text:span text:style-name="T10"><text:tab/></text:span></text:span><text:span text:style-name="Index_20_Link"><text:span text:style-name="T5">Project Plan<text:tab/>6</text:span></text:span></text:a></text:p>
          <text:p text:style-name="P2"><text:a xlink:type="simple" xlink:href="#__RefHeading___Toc11132112" text:style-name="Index_20_Link" text:visited-style-name="Index_20_Link"><text:span text:style-name="Index_20_Link"><text:span text:style-name="T5">4.3</text:span></text:span><text:span text:style-name="Index_20_Link"><text:span text:style-name="T10"><text:tab/></text:span></text:span><text:span text:style-name="Index_20_Link"><text:span text:style-name="T5">Project Monitoring and Control<text:tab/>7</text:span></text:span></text:a></text:p>
          <text:p text:style-name="P2"><text:a xlink:type="simple" xlink:href="#__RefHeading___Toc11132113" text:style-name="Index_20_Link" text:visited-style-name="Index_20_Link"><text:span text:style-name="Index_20_Link"><text:span text:style-name="T6">4.4</text:span></text:span><text:span text:style-name="Index_20_Link"><text:span text:style-name="T10"><text:tab/></text:span></text:span><text:span text:style-name="Index_20_Link"><text:span text:style-name="T6">Requirements Management</text:span></text:span><text:span text:style-name="Index_20_Link"><text:span text:style-name="T5"><text:tab/>7</text:span></text:span></text:a></text:p>
          <text:p text:style-name="P2"><text:a xlink:type="simple" xlink:href="#__RefHeading___Toc11132114" text:style-name="Index_20_Link" text:visited-style-name="Index_20_Link"><text:span text:style-name="Index_20_Link"><text:span text:style-name="T6">4.5</text:span></text:span><text:span text:style-name="Index_20_Link"><text:span text:style-name="T10"><text:tab/></text:span></text:span><text:span text:style-name="Index_20_Link"><text:span text:style-name="T6">Quality Control</text:span></text:span><text:span text:style-name="Index_20_Link"><text:span text:style-name="T5"><text:tab/>7</text:span></text:span></text:a></text:p>
          <text:p text:style-name="P2"><text:a xlink:type="simple" xlink:href="#__RefHeading___Toc11132115" text:style-name="Index_20_Link" text:visited-style-name="Index_20_Link"><text:span text:style-name="Index_20_Link"><text:span text:style-name="T6">4.6</text:span></text:span><text:span text:style-name="Index_20_Link"><text:span text:style-name="T10"><text:tab/></text:span></text:span><text:span text:style-name="Index_20_Link"><text:span text:style-name="T6">Reporting and Measurement</text:span></text:span><text:span text:style-name="Index_20_Link"><text:span text:style-name="T5"><text:tab/>7</text:span></text:span></text:a></text:p>
          <text:p text:style-name="P2"><text:a xlink:type="simple" xlink:href="#__RefHeading___Toc11132116" text:style-name="Index_20_Link" text:visited-style-name="Index_20_Link"><text:span text:style-name="Index_20_Link"><text:span text:style-name="T6">4.7</text:span></text:span><text:span text:style-name="Index_20_Link"><text:span text:style-name="T10"><text:tab/></text:span></text:span><text:span text:style-name="Index_20_Link"><text:span text:style-name="T6">Risk Management</text:span></text:span><text:span text:style-name="Index_20_Link"><text:span text:style-name="T5"><text:tab/>8</text:span></text:span></text:a></text:p>
          <text:p text:style-name="P2"><text:a xlink:type="simple" xlink:href="#__RefHeading___Toc11132117" text:style-name="Index_20_Link" text:visited-style-name="Index_20_Link"><text:span text:style-name="Index_20_Link"><text:span text:style-name="T6">4.8</text:span></text:span><text:span text:style-name="Index_20_Link"><text:span text:style-name="T10"><text:tab/></text:span></text:span><text:span text:style-name="Index_20_Link"><text:span text:style-name="T6">Configuration Management</text:span></text:span><text:span text:style-name="Index_20_Link"><text:span text:style-name="T5"><text:tab/>8</text:span></text:span></text:a></text:p>
          <text:p text:style-name="P1"><text:a xlink:type="simple" xlink:href="#__RefHeading___Toc11132118" text:style-name="Index_20_Link" text:visited-style-name="Index_20_Link"><text:span text:style-name="Index_20_Link"><text:span text:style-name="T7">5.</text:span></text:span><text:span text:style-name="Index_20_Link"><text:span text:style-name="T9"><text:tab/></text:span></text:span><text:span text:style-name="Index_20_Link"><text:span text:style-name="T7">Annexes<text:tab/>8</text:span></text:span></text:a></text:p>
        </text:index-body>
      </text:table-of-content>
      <text:p text:style-name="P7"/>
      <text:p text:style-name="P9">Software Development Plan</text:p>
      <text:h text:style-name="P10" text:outline-level="1"/>
      <text:h text:style-name="Heading_20_1" text:outline-level="1"><text:bookmark-start text:name="__RefHeading___Toc11132094"/>Introduction<text:bookmark-end text:name="__RefHeading___Toc11132094"/></text:h>
      <text:p text:style-name="Text_20_body"/>
      <text:h text:style-name="Heading_20_2" text:outline-level="2"><text:bookmark-start text:name="__RefHeading___Toc11132095"/>Purpose<text:bookmark-end text:name="__RefHeading___Toc11132095"/></text:h>
      <text:p text:style-name="Text_20_body">This <text:span text:style-name="T16">Software Development Plan </text:span><text:span text:style-name="T13">exists to serve as a repository for all relevant information used to guide the management of the project and how the software should be developed</text:span>.</text:p>
      <text:p text:style-name="Text_20_body">The <text:span text:style-name="T16">Software Development Plan </text:span><text:span text:style-name="T13">is used by the p</text:span><text:span text:style-name="T14">roject manager</text:span><text:span text:style-name="T15"> to plan, guide, and assess the project according to a schedule developed form the contents herein, and is used by the </text:span><text:span text:style-name="T14">project team members </text:span><text:span text:style-name="T15">to understand their tasks, deadlines, and dependencies.</text:span></text:p>
      <text:h text:style-name="Heading_20_2" text:outline-level="2"><text:bookmark-start text:name="__RefHeading___Toc11132096"/>Scope<text:bookmark-end text:name="__RefHeading___Toc11132096"/></text:h>
      <text:p text:style-name="Text_20_body">The <text:span text:style-name="T16">Software Development Plan</text:span><text:span text:style-name="T13"> is a broad overview of the plan for the development process of the Arithmetic Expression Evaluator. The planned development cycle is written in the Iteration Plans.</text:span></text:p>
      <text:p text:style-name="Text_20_body"><text:span text:style-name="T13">The requirements this plan is made to address come from the provided </text:span><text:span text:style-name="T16">Project Description </text:span><text:span text:style-name="T13">document and the </text:span><text:span text:style-name="T16">Project Vision</text:span><text:span text:style-name="T13"> document.</text:span></text:p>
      <text:h text:style-name="Heading_20_2" text:outline-level="2"><text:bookmark-start text:name="__RefHeading___Toc11132097"/>Definitions, Acronyms, and Abbreviations<text:bookmark-end text:name="__RefHeading___Toc11132097"/></text:h>
      <text:p text:style-name="Text_20_body">See the <text:span text:style-name="T16">Project Glossary</text:span>.</text:p>
      <text:h text:style-name="Heading_20_2" text:outline-level="2"><text:bookmark-start text:name="__RefHeading___Toc11132098"/>References<text:bookmark-end text:name="__RefHeading___Toc11132098"/></text:h>
      <text:p text:style-name="P29"><text:tab/>The <text:span text:style-name="T16">Software Development Plan</text:span><text:span text:style-name="T13"> references the following documents:</text:span></text:p>
      <text:list text:style-name="WW8Num5">
        <text:list-item>
          <text:p text:style-name="P28"><text:span text:style-name="T16">Iteration Plans, </text:span><text:span text:style-name="T13">artifacts/iteration_plans.dot, Group Without a Name, 2023</text:span><text:span text:style-name="T16"/></text:p>
        </text:list-item>
        <text:list-item>
          <text:p text:style-name="P28"><text:span text:style-name="T16">Project Vision, </text:span><text:span text:style-name="T13">artifacts/project_vision.dot, Group Without a Name, 2023</text:span><text:span text:style-name="T16"/></text:p>
        </text:list-item>
        <text:list-item>
          <text:p text:style-name="P28"><text:span text:style-name="T16">Project Description, </text:span><text:span text:style-name="T13">artifacts/project_description.pdf, University of Kansas, 2023</text:span><text:span text:style-name="T16"/></text:p>
        </text:list-item>
        <text:list-item>
          <text:p text:style-name="P28"><text:span text:style-name="T16">Project Roles</text:span><text:span text:style-name="T13">, team_resources/roles.md, Group Without a Name, 2023</text:span><text:span text:style-name="T16"/></text:p>
        </text:list-item>
        <text:list-item>
          <text:p text:style-name="P28"><text:span text:style-name="T16">Project Glossary, </text:span><text:span text:style-name="T13">artifacts/project_glossary.dot, Group Without a Name, 2023</text:span><text:span text:style-name="T16"/></text:p>
        </text:list-item>
        <text:list-item>
          <text:p text:style-name="P28"><text:span text:style-name="T16">Project Tasks</text:span><text:span text:style-name="T13">, team_resources/tasks/*, Group Without a Name, 2023</text:span><text:span text:style-name="T16"/></text:p>
        </text:list-item>
        <text:list-item>
          <text:p text:style-name="P28"><text:span text:style-name="T16">Google C++ Style Guide</text:span><text:span text:style-name="T13">, https://google.github.io/styleguide/cppguide.html, Alphabet Inc., 2023</text:span></text:p>
        </text:list-item>
      </text:list>
      <text:h text:style-name="Heading_20_2" text:outline-level="2"><text:bookmark-start text:name="__RefHeading___Toc11132099"/>Overview<text:bookmark-end text:name="__RefHeading___Toc11132099"/></text:h>
      <text:p text:style-name="Text_20_body">The following sections constitute the outline of the <text:span text:style-name="T16">Softwared Development Plan</text:span>:</text:p>
      <text:p text:style-name="P30">Project Overview <text:s text:c="10"/>— <text:s text:c="13"/>Defines the project's scope, purpose, and objectives. The deliverables for the project are listed within.</text:p>
      <text:p text:style-name="P31">Project Organization <text:s text:c="8"/>— <text:s text:c="10"/>Defines the organization and structure of the project team, along with listing assigned roles.</text:p>
      <text:p text:style-name="P31">Management Process <text:s text:c="8"/>— <text:s text:c="10"/>Details the project's milestones and major phases, the estimated schedule, and the plan for monitoring progress on the project.</text:p>
      <text:p text:style-name="P31">Applicable Plans and Guidelines — <text:s/>Contains the guidelines which the software development process will adhere to along with the methods, tools, and techniques which will be used.</text:p>
      <text:h text:style-name="Heading_20_1" text:outline-level="1"><text:bookmark-start text:name="__RefHeading___Toc11132100"/><text:soft-page-break/>Project Overview <text:bookmark-end text:name="__RefHeading___Toc11132100"/></text:h>
      <text:h text:style-name="Heading_20_2" text:outline-level="2"><text:bookmark-start text:name="__RefHeading___Toc11132101"/>Project Purpose, Scope, and Objectives<text:bookmark-end text:name="__RefHeading___Toc11132101"/></text:h>
      <text:p text:style-name="Text_20_body">The purpose of this project is to create a program in C++ which acts as an arithmetic expression parser and evaluator. The program should be capable of parsing and evaluating user input containing multiple operands, numerical constants, parenthetical grouping, and the operators +, -, *, /, %, and ^ (or **) while adhering to the PEMDAS order of operations, with the possiblility of extra funcitonality being added depending upon time constraints.</text:p>
      <text:p text:style-name="Text_20_body">In addition to this, it is necessary for the project to come with several required deliverables which inform, guide, and integrate the development and use of the program. These deliverables are a project plan, requirements document, design document, test cases, a user manual, and the source code and compiled program, which should be well documented.</text:p>
      <text:h text:style-name="Heading_20_2" text:outline-level="2"><text:bookmark-start text:name="__RefHeading___Toc11132102"/>Assumptions and Constraints<text:bookmark-end text:name="__RefHeading___Toc11132102"/></text:h>
      <text:p text:style-name="Text_20_body">This plan assumes all members will be available at some point outside of their class schedules to contribute ot the project, are capable of following through with their roles, and are willing and able to contribute. The plan will be constrained by team member's availability outside of class, deadlines for each deliverable, and the relative abilities and competencies of the team members to accomplish their tasks on time and with satisfactory quality.</text:p>
      <text:h text:style-name="Heading_20_2" text:outline-level="2"><text:bookmark-start text:name="__RefHeading___Toc11132103"/>Project Deliverables<text:bookmark-end text:name="__RefHeading___Toc11132103"/></text:h>
      <text:p text:style-name="Text_20_body">The project deliverables are as follows:</text:p>
      <text:list xml:id="list494982110" text:style-name="WW8Num6">
        <text:list-item>
          <text:p text:style-name="P32">Project Management Plan, due 9/24/2023</text:p>
        </text:list-item>
        <text:list-item>
          <text:p text:style-name="P32">Requirements Document, due TBD</text:p>
        </text:list-item>
        <text:list-item>
          <text:p text:style-name="P32">Design Document, due TBD</text:p>
        </text:list-item>
        <text:list-item>
          <text:p text:style-name="P32">Test Cases, due TBD</text:p>
        </text:list-item>
        <text:list-item>
          <text:p text:style-name="P32">Source Code and Compiled Program, due TBD</text:p>
        </text:list-item>
        <text:list-item>
          <text:p text:style-name="P32">User Manual, due TBD</text:p>
        </text:list-item>
        <text:list-item>
          <text:p text:style-name="P32">Activity Logs and Misc Artifacts, due TBD</text:p>
        </text:list-item>
      </text:list>
      <text:h text:style-name="Heading_20_2" text:outline-level="2"><text:bookmark-start text:name="__RefHeading___Toc11132104"/>Evolution of the Software Development Plan<text:bookmark-end text:name="__RefHeading___Toc11132104"/></text:h>
      <text:p text:style-name="Text_20_body">The <text:span text:style-name="T16">Software Development Plan </text:span><text:span text:style-name="T13">will be updated and revised as necessary throughout iterations, as requirements for deliverables are released, and as the project comes closer to realization.</text:span></text:p>
      <text:h text:style-name="Heading_20_1" text:outline-level="1"><text:bookmark-start text:name="__RefHeading___Toc11132105"/>Project Organization<text:bookmark-end text:name="__RefHeading___Toc11132105"/></text:h>
      <text:h text:style-name="Heading_20_2" text:outline-level="2"><text:bookmark-start text:name="__RefHeading___Toc11132106"/>Organizational Structure<text:bookmark-end text:name="__RefHeading___Toc11132106"/><text:span text:style-name="T15"/></text:h>
      <text:p text:style-name="Text_20_body"><text:span text:style-name="T15">See the </text:span><text:span text:style-name="T17">Project Roles</text:span><text:span text:style-name="T15"> file for detailed roles and descriptions.</text:span><text:span text:style-name="T15"/></text:p>
      <text:p text:style-name="P33">The following activities will be expected of team members and should be carried out on a weekly basis:<text:span text:style-name="T15"/></text:p>
      <text:p text:style-name="Text_20_body"><text:span text:style-name="T3">Weekly meetings</text:span><text:span text:style-name="T11"><text:tab/>-- <text:tab/><text:tab/>To review and organize what has and needs to be done.</text:span><text:span text:style-name="T15"/></text:p>
      <text:p text:style-name="Text_20_body"><text:span text:style-name="T3">Activity-logging <text:tab/><text:tab/></text:span><text:span text:style-name="T11">--<text:tab/><text:tab/>Each team member should keep a log file for activities <text:tab/><text:tab/><text:tab/><text:tab/>undertaken and approximate schedules of when work was done.</text:span><text:span text:style-name="T15"/></text:p>
      <text:p text:style-name="P45"><text:span text:style-name="T3">Progress Reports</text:span><text:span text:style-name="T11"><text:tab/>-- <text:tab/><text:tab/>Each week members should log progress for specific modules</text:span><text:span text:style-name="T12">,</text:span><text:span text:style-name="T11"> </text:span><text:span text:style-name="T12"><text:tab/><text:tab/><text:tab/><text:tab/><text:tab/>which </text:span><text:span text:style-name="T11">will be reviewed and presented at the weekly meeting </text:span><text:span text:style-name="T12"><text:tab/><text:tab/><text:tab/><text:tab/><text:tab/>by the Team Resources Manager.</text:span><text:span text:style-name="T15"/></text:p>
      <text:p text:style-name="Text_20_body"><text:soft-page-break/><text:span text:style-name="T3">Code Review<text:tab/></text:span><text:span text:style-name="T11"><text:tab/>--<text:tab/><text:tab/>When not covered by the Software Quality Analyst, members <text:tab/><text:tab/><text:tab/><text:tab/><text:tab/>should review code written by other members to <text:s/>make sure it <text:tab/><text:tab/><text:tab/><text:tab/><text:tab/>adheres to style guidelines (from the Google C++ Style <text:tab/><text:tab/><text:tab/><text:tab/><text:tab/>Guide), is properly documented, and performant. This is <text:tab/><text:tab/><text:tab/><text:tab/><text:tab/>especially important for members working on the same <text:tab/><text:tab/><text:tab/><text:tab/><text:tab/>module.</text:span><text:span text:style-name="T15"/></text:p>
      <text:p text:style-name="P33"><text:tab/>In addition to these responsibilities, each member may be appointed responsibility for specific modules of code that they are assigned to write or different artifacts which they should create, which will be determined as the project develops.<text:span text:style-name="T15"/></text:p>
      <text:p text:style-name="P34"/>
      <text:h text:style-name="Heading_20_2" text:outline-level="2"><text:bookmark-start text:name="__RefHeading___Toc11132107"/>External Interfaces<text:bookmark-end text:name="__RefHeading___Toc11132107"/></text:h>
      <text:p text:style-name="Text_20_body">N/A.</text:p>
      <text:h text:style-name="Heading_20_2" text:outline-level="2"><text:bookmark-start text:name="__RefHeading___Toc11132108"/>Roles and Responsibilities<text:bookmark-end text:name="__RefHeading___Toc11132108"/></text:h>
      <text:p text:style-name="Standard"/>
      <table:table table:name="Table2" table:style-name="Table2">
        <table:table-column table:style-name="Table2.A"/>
        <table:table-column table:style-name="Table2.B"/>
        <table:table-row table:style-name="Table2.1">
          <table:table-cell table:style-name="Table2.A1" office:value-type="string">
            <text:p text:style-name="P11">Person</text:p>
          </table:table-cell>
          <table:table-cell table:style-name="Table2.A1" office:value-type="string">
            <text:p text:style-name="P11">Role</text:p>
          </table:table-cell>
        </table:table-row>
        <table:table-row table:style-name="Table2.1">
          <table:table-cell table:style-name="Table2.A1" office:value-type="string">
            <text:p text:style-name="P13">Jake Bernard</text:p>
          </table:table-cell>
          <table:table-cell table:style-name="Table2.A1" office:value-type="string">
            <text:p text:style-name="P16">Project manager</text:p>
          </table:table-cell>
        </table:table-row>
        <table:table-row table:style-name="Table2.1">
          <table:table-cell table:style-name="Table2.A1" office:value-type="string">
            <text:p text:style-name="P13">Nick Reinig</text:p>
          </table:table-cell>
          <table:table-cell table:style-name="Table2.A1" office:value-type="string">
            <text:p text:style-name="P16">Software Quality Analyst</text:p>
          </table:table-cell>
        </table:table-row>
        <table:table-row table:style-name="Table2.1">
          <table:table-cell table:style-name="Table2.A4" office:value-type="string">
            <text:p text:style-name="P13">Drew Meyer</text:p>
          </table:table-cell>
          <table:table-cell table:style-name="Table2.A4" office:value-type="string">
            <text:p text:style-name="P16">Team Resources Manager</text:p>
          </table:table-cell>
        </table:table-row>
        <table:table-row table:style-name="Table2.1">
          <table:table-cell table:style-name="Table2.A4" office:value-type="string">
            <text:p text:style-name="P12"><text:span text:style-name="T8">Vidur Pandiripally</text:span></text:p>
          </table:table-cell>
          <table:table-cell table:style-name="Table2.A4" office:value-type="string">
            <text:p text:style-name="P16">Scrum Master</text:p>
          </table:table-cell>
        </table:table-row>
        <table:table-row table:style-name="Table2.1">
          <table:table-cell table:style-name="Table2.A4" office:value-type="string">
            <text:p text:style-name="P12"><text:span text:style-name="T8">Charlie Gillund</text:span></text:p>
          </table:table-cell>
          <table:table-cell table:style-name="Table2.A4" office:value-type="string">
            <text:p text:style-name="P17">Configuration Manager</text:p>
          </table:table-cell>
        </table:table-row>
      </table:table>
      <text:p text:style-name="Text_20_body"/>
      <text:p text:style-name="Standard"><text:tab/>For a description of all roles, see the <text:span text:style-name="T16">Project Roles</text:span><text:span text:style-name="T13"> file.</text:span></text:p>
      <text:p text:style-name="Standard"/>
      <text:p text:style-name="Text_20_body">Tasks which are not role-specific are marked as <text:span text:style-name="T3">Any Role</text:span><text:span text:style-name="T11"> tasks and may be performed by any member.</text:span></text:p>
      <text:h text:style-name="Heading_20_1" text:outline-level="1"><text:bookmark-start text:name="__RefHeading___Toc11132109"/>Management Process<text:bookmark-end text:name="__RefHeading___Toc11132109"/></text:h>
      <text:h text:style-name="Heading_20_2" text:outline-level="2"><text:bookmark-start text:name="__RefHeading___Toc11132110"/>Project Estimates<text:bookmark-end text:name="__RefHeading___Toc11132110"/></text:h>
      <text:p text:style-name="Text_20_body">N/A.</text:p>
      <text:h text:style-name="Heading_20_2" text:outline-level="2"><text:bookmark-start text:name="__RefHeading___Toc11132111"/>Project Plan<text:bookmark-end text:name="__RefHeading___Toc11132111"/></text:h>
      <text:h text:style-name="Heading_20_3" text:outline-level="3">Phase Plan </text:h>
      <text:p text:style-name="Text_20_body">N/A.</text:p>
      <text:h text:style-name="Heading_20_3" text:outline-level="3">Iteration Objectives</text:h>
      <text:p text:style-name="Text_20_body">The current iteration objectives are as follows:</text:p>
      <text:list text:style-name="WW8Num8">
        <text:list-item>
          <text:p text:style-name="P35">Iteration 0</text:p>
          <text:list>
            <text:list-item>
              <text:p text:style-name="P37">The requirements, goals, and vision for the project is finalized.<text:span text:style-name="T3"/></text:p>
            </text:list-item>
          </text:list>
        </text:list-item>
      </text:list>
      <text:list text:style-name="WW8Num7">
        <text:list-item>
          <text:p text:style-name="P36">Iteration 1</text:p>
          <text:list>
            <text:list-item>
              <text:p text:style-name="P38">Base functionality of data structures. Basic bug-testing systems implemented.<text:span text:style-name="T3"/></text:p>
            </text:list-item>
          </text:list>
        </text:list-item>
        <text:list-item>
          <text:p text:style-name="P36">Iteration 2</text:p>
          <text:list>
            <text:list-item>
              <text:p text:style-name="P38"><text:soft-page-break/>Parsing functionality is added. Numerical constants and ** synonym for ^ is added. Strings are parsed into underlying data structures. Bug testing methods for parsing implemented.<text:span text:style-name="T3"/></text:p>
            </text:list-item>
          </text:list>
        </text:list-item>
        <text:list-item>
          <text:p text:style-name="P36">Iteration 3</text:p>
          <text:list>
            <text:list-item>
              <text:p text:style-name="P38">Required operations are added along with evaluation of expressions.<text:span text:style-name="T3"/></text:p>
            </text:list-item>
          </text:list>
        </text:list-item>
        <text:list-item>
          <text:p text:style-name="P36">Iteration 4 (Optional)</text:p>
          <text:list>
            <text:list-item>
              <text:p text:style-name="P38">More robust error handling is added, along with positional recognition of syntax errors in input.<text:span text:style-name="T3"/></text:p>
            </text:list-item>
          </text:list>
        </text:list-item>
        <text:list-item>
          <text:p text:style-name="P36">Iteration 5 (Optional)</text:p>
          <text:list>
            <text:list-item>
              <text:p text:style-name="P38">Functionality to change answers to be fractional/involve symbolic expressions. Support for arbitrary precision (bignum) arithmetic.<text:span text:style-name="T3"/></text:p>
            </text:list-item>
          </text:list>
        </text:list-item>
        <text:list-item>
          <text:p text:style-name="P36">Iteration 6 (Optional)</text:p>
          <text:list>
            <text:list-item>
              <text:p text:style-name="P38">GUI enhancements. Have application run in a window.<text:span text:style-name="T3"/></text:p>
            </text:list-item>
          </text:list>
        </text:list-item>
        <text:list-item>
          <text:p text:style-name="P36">Iteration 7 (Optional)</text:p>
          <text:list>
            <text:list-item>
              <text:p text:style-name="P38">Support for additional operations such as logarithms, roots, ceiling, floor, etc.<text:span text:style-name="T3"/></text:p>
            </text:list-item>
          </text:list>
        </text:list-item>
        <text:list-item>
          <text:p text:style-name="P36">Iteration 8 (Optional)</text:p>
          <text:list>
            <text:list-item>
              <text:p text:style-name="P38">Support for calculation history, UX flourishes, easter eggs.</text:p>
            </text:list-item>
          </text:list>
        </text:list-item>
      </text:list>
      <text:h text:style-name="Heading_20_3" text:outline-level="3">Releases</text:h>
      <text:p text:style-name="Text_20_body">The planned software releases are as follows:</text:p>
      <text:list text:style-name="WW8Num9">
        <text:list-item>
          <text:p text:style-name="P39">Closed releases (internal milestones)</text:p>
          <text:list>
            <text:list-item>
              <text:p text:style-name="P39">Pre-Alpha</text:p>
              <text:list>
                <text:list-item>
                  <text:p text:style-name="P39">Iteration 0</text:p>
                </text:list-item>
              </text:list>
            </text:list-item>
            <text:list-item>
              <text:p text:style-name="P39">Alpha</text:p>
              <text:list>
                <text:list-item>
                  <text:p text:style-name="P39">Iteration 1-3</text:p>
                </text:list-item>
              </text:list>
            </text:list-item>
            <text:list-item>
              <text:p text:style-name="P39">Beta</text:p>
              <text:list>
                <text:list-item>
                  <text:p text:style-name="P39">Iteration 3+</text:p>
                </text:list-item>
              </text:list>
            </text:list-item>
            <text:list-item>
              <text:p text:style-name="P39">Release Candidate</text:p>
              <text:list>
                <text:list-item>
                  <text:p text:style-name="P39">Testing phase -- repeated if necessary for Iterations above 3</text:p>
                </text:list-item>
              </text:list>
            </text:list-item>
          </text:list>
        </text:list-item>
        <text:list-item>
          <text:p text:style-name="P39">Open releases</text:p>
          <text:list>
            <text:list-item>
              <text:p text:style-name="P39">Stable Release</text:p>
              <text:list>
                <text:list-item>
                  <text:p text:style-name="P39">After testing phase/end of project</text:p>
                </text:list-item>
              </text:list>
            </text:list-item>
          </text:list>
        </text:list-item>
      </text:list>
      <text:h text:style-name="Heading_20_3" text:outline-level="3">Project Schedule</text:h>
      <text:list xml:id="list164314349841608" text:continue-list="list494982110" text:style-name="WW8Num6">
        <text:list-item>
          <text:p text:style-name="P32">Project Management Plan</text:p>
          <text:list>
            <text:list-item>
              <text:p text:style-name="P32">9/24/2023</text:p>
            </text:list-item>
          </text:list>
        </text:list-item>
        <text:list-item>
          <text:p text:style-name="P32">Complete idea, agreement upon project plan</text:p>
          <text:list>
            <text:list-item>
              <text:p text:style-name="P32">9/27/2024</text:p>
            </text:list-item>
          </text:list>
        </text:list-item>
        <text:list-item>
          <text:p text:style-name="P32"><text:soft-page-break/>Requirements Document</text:p>
          <text:list>
            <text:list-item>
              <text:p text:style-name="P32">TBD</text:p>
            </text:list-item>
          </text:list>
        </text:list-item>
        <text:list-item>
          <text:p text:style-name="P32">Design Document</text:p>
          <text:list>
            <text:list-item>
              <text:p text:style-name="P32">TBD</text:p>
            </text:list-item>
          </text:list>
        </text:list-item>
        <text:list-item>
          <text:p text:style-name="P32">Iteration 0</text:p>
          <text:list>
            <text:list-item>
              <text:p text:style-name="P32">TBD</text:p>
            </text:list-item>
          </text:list>
        </text:list-item>
        <text:list-item>
          <text:p text:style-name="P32">Iteration 1</text:p>
          <text:list>
            <text:list-item>
              <text:p text:style-name="P32">10/13/2023 </text:p>
            </text:list-item>
          </text:list>
        </text:list-item>
        <text:list-item>
          <text:p text:style-name="P32">Iteration 2</text:p>
          <text:list>
            <text:list-item>
              <text:p text:style-name="P32">10/20/2023</text:p>
            </text:list-item>
          </text:list>
        </text:list-item>
        <text:list-item>
          <text:p text:style-name="P32">Iteration 3</text:p>
          <text:list>
            <text:list-item>
              <text:p text:style-name="P32">11/10/2023</text:p>
            </text:list-item>
          </text:list>
        </text:list-item>
        <text:list-item>
          <text:p text:style-name="P32">Testing Phase</text:p>
          <text:list>
            <text:list-item>
              <text:p text:style-name="P32">TBD</text:p>
            </text:list-item>
          </text:list>
        </text:list-item>
        <text:list-item>
          <text:p text:style-name="P32">User Manual</text:p>
          <text:list>
            <text:list-item>
              <text:p text:style-name="P32">TBD</text:p>
            </text:list-item>
          </text:list>
        </text:list-item>
        <text:list-item>
          <text:p text:style-name="P32">Final Submission</text:p>
          <text:list>
            <text:list-item>
              <text:p text:style-name="P32">TBD</text:p>
            </text:list-item>
          </text:list>
        </text:list-item>
        <text:list-item>
          <text:p text:style-name="P32">Activity Logs and Misc Artifacts</text:p>
          <text:list>
            <text:list-item>
              <text:p text:style-name="P32">Updated Weekly</text:p>
            </text:list-item>
          </text:list>
        </text:list-item>
      </text:list>
      <text:h text:style-name="Heading_20_3" text:outline-level="3">Project Resourcing</text:h>
      <text:p text:style-name="Text_20_body">N/A.</text:p>
      <text:p text:style-name="infoblue"/>
      <text:h text:style-name="Heading_20_2" text:outline-level="2"><text:bookmark-start text:name="__RefHeading___Toc11132112"/>Project Monitoring and Control<text:bookmark-end text:name="__RefHeading___Toc11132112"/></text:h>
      <text:p text:style-name="Standard"/>
      <text:p text:style-name="Standard"><text:tab/>Most monitoring of the project will happen during weekly meetings or through online channels by which members may communicate to each other outside of meetings, e.g. a Discord server. Some log files will be made for tracking specific progress/project needs.</text:p>
      <text:p text:style-name="Standard"/>
      <text:p text:style-name="Standard"><text:tab/>Some notable places where monitoring will be necessary are:</text:p>
      <text:p text:style-name="Standard"/>
      <text:list text:style-name="WW8Num2">
        <text:list-item>
          <text:p text:style-name="P40"><text:span text:style-name="T18">Requirements Management</text:span>: Changes to product requirements will be tracked in the version histories of <text:s/>artifacts uploaded to the project GitHub repo. Various task files for specific tasks/modules will be created in the <text:span text:style-name="T16">Project Tasks</text:span><text:span text:style-name="T13"> to</text:span> track requirements and progress in those areas<text:span text:style-name="T29">, with an</text:span> overview of all tasks <text:span text:style-name="T30">also available</text:span>.<text:span text:style-name="T25"> The project Jira </text:span><text:span text:style-name="T26">will be used to assign </text:span><text:span text:style-name="T27">specific tasks to members</text:span><text:span text:style-name="T28">.</text:span><text:span text:style-name="T18"/></text:p>
        </text:list-item>
        <text:list-item>
          <text:p text:style-name="P40"><text:soft-page-break/><text:span text:style-name="T18">Quality Control</text:span>: Weekly code and artifact reviews along with meetings will be held to ensure that all submitted artifacts and code is up to project standards and without defects. The <text:span text:style-name="T16">Software Quality Analyst </text:span><text:span text:style-name="T13">will be primarily responsible for reviewing the codebase, with the other members playing lesser roles when necessary.</text:span><text:span text:style-name="T18"/></text:p>
        </text:list-item>
        <text:list-item>
          <text:p text:style-name="P40"><text:span text:style-name="T18">Risk Management</text:span>: Potential risks and outstanding problems will be discussed during weekly meetings.<text:span text:style-name="T18"/></text:p>
        </text:list-item>
        <text:list-item>
          <text:p text:style-name="P40"><text:span text:style-name="T18">Configuration Management</text:span>: Changes and problems will be <text:span text:style-name="T21">submitted to the project Jira</text:span><text:span text:style-name="T22"> as tickets which are to be reviewed by the Congifuration Manager </text:span><text:span text:style-name="T23">and brought up in meetings</text:span><text:span text:style-name="T24">.</text:span><text:span text:style-name="T2"/></text:p>
        </text:list-item>
      </text:list>
      <text:h text:style-name="Heading_20_2" text:outline-level="2"><text:bookmark-start text:name="__RefHeading___Toc11132113"/><text:span text:style-name="Strong_20_Emphasis"><text:span text:style-name="T2">Requirements Management</text:span></text:span><text:bookmark-end text:name="__RefHeading___Toc11132113"/></text:h>
      <text:p text:style-name="Text_20_body">N/A.</text:p>
      <text:p text:style-name="Text_20_body"/>
      <text:h text:style-name="Heading_20_2" text:outline-level="2"><text:bookmark-start text:name="__RefHeading___Toc11132114"/><text:span text:style-name="Strong_20_Emphasis"><text:span text:style-name="T2">Quality Control</text:span></text:span><text:bookmark-end text:name="__RefHeading___Toc11132114"/></text:h>
      <text:p text:style-name="P43">The Software Quality Analyst will review all <text:span text:style-name="T31">new </text:span>code prior to each weekly meeting<text:span text:style-name="T31"> and will </text:span><text:span text:style-name="T32">devise test cases for </text:span><text:span text:style-name="T33">modules to ensure stability and performance.</text:span><text:span text:style-name="T34"> </text:span><text:span text:style-name="T35">Defects/problems will be submitted to the project Jira as tickets and will be addressed in meetings.</text:span></text:p>
      <text:p text:style-name="Text_20_body">All deliverables will be reviewed by the Project Manager using quality guidelines and checklists to maintain appropriate standards for the project.</text:p>
      <text:p text:style-name="Text_20_body"/>
      <text:h text:style-name="Heading_20_2" text:outline-level="2"><text:bookmark-start text:name="__RefHeading___Toc11132115"/><text:span text:style-name="Strong_20_Emphasis"><text:span text:style-name="T2">Reporting and Measurement</text:span></text:span><text:bookmark-end text:name="__RefHeading___Toc11132115"/></text:h>
      <text:p text:style-name="Text_20_body">N/A.</text:p>
      <text:h text:style-name="Heading_20_2" text:outline-level="2"><text:bookmark-start text:name="__RefHeading___Toc11132116"/><text:span text:style-name="Strong_20_Emphasis"><text:span text:style-name="T2">Risk Management </text:span></text:span><text:bookmark-end text:name="__RefHeading___Toc11132116"/></text:h>
      <text:p text:style-name="Text_20_body">Weekly meetings will assess possible risks to the project and attempts will be made to mitigate risks based upon planning ahead for worst case scenarios and consistently making alternative plans of action in case members may not be able to complete assignments. Appropriate version control systems will be used to make sure no files are permanently lost or made unusable. Risks will be prioritized by likelihood and severity, and regular check-ins should ensure that regular communication regarding risks is established.</text:p>
      <text:p text:style-name="P42"/>
      <text:h text:style-name="Heading_20_2" text:outline-level="2"><text:bookmark-start text:name="__RefHeading___Toc11132117"/><text:span text:style-name="Strong_20_Emphasis"><text:span text:style-name="T2">Configuration Management</text:span></text:span><text:bookmark-end text:name="__RefHeading___Toc11132117"/></text:h>
      <text:p text:style-name="Text_20_body">Changes and problems will be reviewed by the <text:span text:style-name="T36">Configuration Manager</text:span>. Weekly meetings will mention these changes to all member to ensure common knowledge and approval is received. </text:p>
      <text:p text:style-name="P44">Artifacts are to be given simple filenames with no capital letters and underscores between words. Version numbers increase by 0.1 unless a new iteration is reached or a change is deemed signficant enough as to merit a full version change by the team. </text:p>
      <text:p text:style-name="P44"><text:span text:style-name="T37">A general</text:span><text:span text:style-name="T40"> </text:span><text:span text:style-name="T37">"dev" brancs for dev</text:span><text:span text:style-name="T38">e</text:span><text:span text:style-name="T37">l</text:span><text:span text:style-name="T38">o</text:span><text:span text:style-name="T37">pment of features/modules</text:span><text:span text:style-name="T38"> will be used in common between members</text:span><text:span text:style-name="T39">, with potential splits/experimental branches being made when necesary.</text:span><text:span text:style-name="T40"> </text:span><text:span text:style-name="T41">Dev branches will be pushed to "test" branches once they are </text:span><text:span text:style-name="T42">capable of running, and test branches will mainly exist for debugging.</text:span> Test branches will only be pushed to main once a feature complete release is ready. </text:p>
      <text:p text:style-name="Text_20_body">All artifacts and activity logs will be pushed to main. Logs will be put in appropriate folders, along with artifacts. All code will adhere to the Google C++ Style Guide. Version control will be used to ensure losses of data are minimal.</text:p>
      <text:h text:style-name="Heading_20_1" text:outline-level="1"><text:bookmark-start text:name="__RefHeading___Toc11132118"/><text:soft-page-break/>Annexes<text:bookmark-end text:name="__RefHeading___Toc11132118"/></text:h>
      <text:p text:style-name="Text_20_body">The project will follow a modified version of the UPEDU process. Certain elements of Scrum will be incorporated into the development process, including sprints.<text:span text:style-name="T43"> The project will use </text:span><text:span text:style-name="T44">Jira to organize work and tasks for implementing different modules.</text:span> UML diagrams will be used for several artifacts. All code will follow the Google C++ Style Guide. Logs and artifacts will follow templates provided to team members.</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style:contextual-spacing="false"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Blockquote" style:family="paragraph" style:parent-style-name="Standard">
      <style:paragraph-properties fo:margin-left="0.25in" fo:margin-right="0.25in" fo:margin-top="0.0693in" fo:margin-bottom="0.0693in" style:contextual-spacing="false" fo:line-height="100%" fo:orphans="2" fo:widows="2" fo:text-indent="0in" style:auto-text-indent="false"/>
      <style:text-properties fo:font-size="12pt" fo:language="en" fo:country="CA" style:font-size-asian="12pt"/>
    </style:style>
    <style:style style:name="Bullet1" style:family="paragraph" style:parent-style-name="Standard" style:list-style-name="WW8Num3">
      <style:paragraph-properties fo:margin-left="0.5in" fo:margin-right="0in" fo:text-indent="-0.3in" style:auto-text-indent="false"/>
    </style:style>
    <style:style style:name="Bullet2" style:family="paragraph" style:parent-style-name="Standard" style:list-style-name="WW8Num4">
      <style:paragraph-properties fo:margin-left="1in" fo:margin-right="0in" fo:text-indent="-0.25in" style:auto-text-indent="false"/>
      <style:text-properties fo:color="#000080" loext:opacity="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style:shadow="none"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style:contextual-spacing="false" fo:orphans="2" fo:widows="2" fo:text-indent="0in"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pre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pre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6375in" fo:margin-left="-0.075in" table:align="left" style:writing-mode="lr-tb"/>
    </style:style>
    <style:style style:name="Table4.A" style:family="table-column">
      <style:table-column-properties style:column-width="4.4299in"/>
    </style:style>
    <style:style style:name="Table4.B" style:family="table-column">
      <style:table-column-properties style:column-width="2.2076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75pt solid #000000" style:writing-mode="lr-tb"/>
    </style:style>
    <style:style style:name="Table4.3" style:family="table-row">
      <style:table-row-properties style:min-row-height="0.0688in" fo:keep-together="auto"/>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MP5" style:family="paragraph" style:parent-style-name="Header">
      <style:text-properties style:font-name="Arial1" fo:font-size="12pt" fo:font-weight="bold" style:font-size-asian="12pt" style:font-weight-asian="bold" style:font-name-complex="Arial1"/>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Arial1" fo:font-size="12pt" fo:font-weight="bold" style:font-size-asian="12pt" style:font-weight-asian="bold" style:font-name-complex="Arial1"/>
    </style:style>
    <style:style style:name="MT2" style:family="text">
      <style:text-properties style:font-name-asian="Symbol1" style:font-name-complex="Times New Roman"/>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
        <text:p text:style-name="MP2"/>
        <text:p text:style-name="MP3">Group Without a Name<text:span text:style-name="MT1"/></text:p>
        <text:p text:style-name="MP4"/>
        <text:p text:style-name="MP5"/>
      </style:header>
    </style:master-page>
    <style:master-page style:name="Convert_20_1" style:display-name="Convert 1" style:page-layout-name="Mpm2">
      <style:header>
        <table:table table:name="Table4" table:style-name="Table4">
          <table:table-column table:style-name="Table4.A"/>
          <table:table-column table:style-name="Table4.B"/>
          <table:table-row table:style-name="Table4.1">
            <table:table-cell table:style-name="Table4.A1" office:value-type="string">
              <text:p text:style-name="Standard">Arithmetic Expression Evaluator</text:p>
            </table:table-cell>
            <table:table-cell table:style-name="Table4.A1" office:value-type="string">
              <text:p text:style-name="MP6"><text:s/>Version: <text:s text:c="9"/>&lt;1.0&gt;</text:p>
            </table:table-cell>
          </table:table-row>
          <table:table-row table:style-name="Table4.1">
            <table:table-cell table:style-name="Table4.A1" office:value-type="string">
              <text:p text:style-name="Standard">Software Development Plan</text:p>
            </table:table-cell>
            <table:table-cell table:style-name="Table4.A1" office:value-type="string">
              <text:p text:style-name="Standard"><text:s text:c="2"/>Date: &lt;09/17/2023&gt;</text:p>
            </table:table-cell>
          </table:table-row>
          <table:table-row table:style-name="Table4.3">
            <table:table-cell table:style-name="Table4.A1" table:number-columns-spanned="2" office:value-type="string">
              <text:p text:style-name="Standard">project_plan</text:p>
            </table:table-cell>
            <table:covered-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7">Confidential</text:p>
            </table:table-cell>
            <table:table-cell table:style-name="Table3.A1" office:value-type="string">
              <text:p text:style-name="MP8"><text:span text:style-name="MT2">Group Without a Name</text:span>, 2023</text:p>
            </table:table-cell>
            <table:table-cell table:style-name="Table3.A1" office:value-type="string">
              <text:p text:style-name="MP9">Page <text:span text:style-name="Page_20_Number"><text:page-number text:select-page="current">10</text:page-number></text:span><text:span text:style-name="Page_20_Number"><text:s/>of </text:span><text:span text:style-name="Page_20_Number"><text:page-count style:num-format="1">10</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oftware Development Plan</dc:title>
    <dc:subject>&lt;Project Name&gt;</dc:subject>
    <meta:creation-date>2023-09-24T13:05:03.689000000</meta:creation-date>
    <dc:date>2023-09-24T15:16:30.260000000</dc:date>
    <meta:editing-cycles>110</meta:editing-cycles>
    <meta:editing-duration>PT3H9M17S</meta:editing-duration>
    <meta:generator>LibreOffice/7.5.1.2$Windows_X86_64 LibreOffice_project/fcbaee479e84c6cd81291587d2ee68cba099e129</meta:generator>
    <meta:document-statistic meta:table-count="4" meta:image-count="0" meta:object-count="0" meta:page-count="10" meta:paragraph-count="205" meta:word-count="1918" meta:character-count="12330" meta:non-whitespace-character-count="10581"/>
  </office:meta>
</office:document-meta>
</file>